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Y IT MATTERS</text:p>
      <text:p text:style-name="Standard">Underline</text:p>
      <text:p text:style-name="Standard"/>
      <text:p text:style-name="Standard">Serverless</text:p>
      <text:p text:style-name="Standard"/>
      <text:p text:style-name="Standard">As a DevOps Engineer/Architect, you will have to deal with serverless architecture at a certain point in time. Serverless is easy to use; you are just writing small functions. It is event-driven and can be integrated with many services without infrastructure or operation systems to maintain. However, Function as a Service (FaaS) might not suit specific use cases like long-running tasks. Debugging can be difficult, and it can become expensive in some instances because of integrations.</text:p>
      <text:p text:style-name="Standard"/>
      <text:p text:style-name="Standard">Serverless is a programming model that focuses on code, event-driven, stateless architecture, Zero Ops, automatic scaling without server management. You only pay for what you use. Serverless is about maximizing elasticity, cost-saving, and agility. And you need to make sure that the functions are adequately versioned. A function's source code should reside in an (ideally distributed) version control system such as Git.</text:p>
      <text:p text:style-name="Standard"/>
      <text:p text:style-name="Standard">Serverless Framework and DevOps Use Cases</text:p>
      <text:p text:style-name="Standard"/>
      <text:p text:style-name="Standard">The serverless framework is one of the most popular frameworks for building serverless architectures. It supports the life cycle (build, deploy, update, and delete) of serverless architecture. It supports function grouping for easy management of code, processes, and resources across large projects and provides fairly good support for CD/CI. The main purpose of the serverless framework is to deploy functions, events and infrastructure resources into the remote cloud without much hassle. You could use a serverless framework for automating deployment in AWS Lambda.</text:p>
      <text:p text:style-name="Standard"/>
      <text:p text:style-name="Standard">A sample CI/CD flow for serverless applications: Code complete → Push to Git → Pull code → Source code analysis → Build → Unit (functions) tests → Package → Create test environment → Deploy to test → Integration tests → Clean-up environment → Deploy to Production.</text:p>
      <text:p text:style-name="Standard"/>
      <text:p text:style-name="Standard">Orchestrators of Functions on Kubernetes (Kubeless, OpenFaaS, Knative)</text:p>
      <text:p text:style-name="Standard"/>
      <text:p text:style-name="Standard">Kubeless</text:p>
      <text:p text:style-name="Standard">Kubeless is a Kubernetes-native serverless framework that lets you deploy small bits of code without worrying about the underlying infrastructure "plumbing." It leverages Kubernetes resources to provide auto-scaling, API routing, monitoring, and troubleshooting.</text:p>
      <text:p text:style-name="Standard">You can monitor the Kubeless function using Prometheus. There is in-built runtime support for Prometheus; the runtime will automatically collect metrics for each function. Prometheus will show those metrics on the default dashboard. The Prometheus metrics can be visualized through Grafana.</text:p>
      <text:p text:style-name="Standard">OpenFaaS</text:p>
      <text:p text:style-name="Standard">OpenFaaS makes it easy for developers to deploy event-driven functions and microservices to Kubernetes without repetitive, boiler-plate coding. Package your code in a Docker image to get a highly scalable endpoint with auto-scaling and metrics.</text:p>
      <text:p text:style-name="Standard">OpenFaaS is an open-source alternative for serverless architecture. It is built over Docker containers, Swarm, and Kubernetes. It has its own UI portal with CLI support to deploy functions. You can set it up in the cloud, on a local laptop, or on-premises server. It allows events through HTTP/HTTPS requests.</text:p>
      <text:p text:style-name="Standard">Knative</text:p>
      <text:p text:style-name="Standard"><text:soft-page-break/>The Knative project provides a set of Kubernetes components that introduce event-driven and serverless capabilities for Kubernetes clusters. Knative APIs build on existing Kubernetes APIs so that Knative resources are compatible with other Kubernetes-native resources and can be managed by cluster administrators using existing Kubernetes tools. Knative requires Istio and we will be discussing Istio in Module 5 of this course.</text:p>
      <text:p text:style-name="Standard">DevOps and Public Cloud Serverless Services (AWS Lambda, Azure Function, GCP Function)</text:p>
      <text:p text:style-name="Standard"/>
      <text:p text:style-name="Standard">AWS Lambda</text:p>
      <text:p text:style-name="Standard">AWS Lambda is a serverless computing platform that allows you to run your code without provisioning or managing servers. You just need to create a lambda function, drop your code in and execute it. It also allows you to configure the amount of CPU and memory available to your functions. You pay only for the compute time you consume. It is highly available, fault-tolerant, scalable, elastic and cost-efficient. It integrates well with other AWS services, and it supports multiple programming languages. It is generally used to respond to events such as changes to Amazon S3 buckets.</text:p>
      <text:p text:style-name="Standard">Azure Function</text:p>
      <text:p text:style-name="Standard">Azure functions is a programming model based on triggers and binding that assists with responding to events. Serverless applications don't sit waiting for things to happen and wasting resources; it is automated and scaling based on workload volumes. It lets you focus more on code. e.g., of Azure function use case, Github notifier where a GitHub wired to Azure functions as HTTP Trigger (Webhook), and Azure Function notifies users of the commit via Slack.</text:p>
      <text:p text:style-name="Standard">GCP Function</text:p>
      <text:p text:style-name="Standard">Cloud functions are best used for events and async workloads for single-purpose microservices. It is the simplest way to run your code in the cloud. It automatically scales, and is highly available and fault-tolerant. There are no servers to provision, manage, patch or update. You pay only while your code runs.</text:p>
      <text:p text:style-name="Standard">You should use Public Cloud Serverless services if you are not concerned about the execution time, vendor lock-in or already in the cloud and using any Public Cloud Serverless services.</text:p>
      <text:p text:style-name="Standard"/>
      <text:p text:style-name="Standard">You could deploy the serverless infrastructure in your datacenter if you want to have complete control over, for examle, how long a function can execute. However, you should be aware of the investment (both in terms of development and operations) required with th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2T22:31:19.950000000</meta:creation-date>
    <dc:date>2023-07-12T22:32:39.646000000</dc:date>
    <meta:editing-duration>PT1M20S</meta:editing-duration>
    <meta:editing-cycles>1</meta:editing-cycles>
    <meta:document-statistic meta:table-count="0" meta:image-count="0" meta:object-count="0" meta:page-count="2" meta:paragraph-count="26" meta:word-count="822" meta:character-count="5375" meta:non-whitespace-character-count="4579"/>
    <meta:generator>LibreOffice/6.1.2.1$Windows_X86_64 LibreOffice_project/65905a128db06ba48db947242809d14d3f9a93fe</meta:generator>
  </office:meta>
</office:document-meta>
</file>